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6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3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Digikey#</text:p>
          </table:table-cell>
          <table:table-cell/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AVRISP Header Shrou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5122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Tiny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7-SU-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, C3, C36-C51, C21, C23, C32, C35</text:p>
          </table:table-cell>
          <table:table-cell office:value-type="string" calcext:value-type="string">
            <text:p>0603 0.1uF</text:p>
          </table:table-cell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0603 4k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, R7, R10-R13, R15</text:p>
          </table:table-cell>
          <table:table-cell office:value-type="string" calcext:value-type="string">
            <text:p>0603 2k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1-2.20KHRCT-N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02x10 Header Shrou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10524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-L6</text:p>
          </table:table-cell>
          <table:table-cell office:value-type="string" calcext:value-type="string">
            <text:p>0603 Ferrite 1A, 200 mOhm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MH1608-601YCT-N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0603 75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5.0HCT-ND or 311-2667-1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0603 330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2, C26</text:p>
          </table:table-cell>
          <table:table-cell office:value-type="string" calcext:value-type="string">
            <text:p>0603 1nF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chmitt Trigger 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3012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8-C20, C22, C25, C27-C31, C34</text:p>
          </table:table-cell>
          <table:table-cell office:value-type="string" calcext:value-type="string">
            <text:p>0603 10n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76-1921-1-N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0603 1k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603 4.7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098-1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6, P7</text:p>
          </table:table-cell>
          <table:table-cell office:value-type="string" calcext:value-type="string">
            <text:p>02x06 Right Angle He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111EC-06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, C4, C5</text:p>
          </table:table-cell>
          <table:table-cell office:value-type="string" calcext:value-type="string">
            <text:p>10uF, 2mm pitch, 5mm diam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9-2322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3V3 LDO, TO-220, Low thermal res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1491-5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djustable LDO, D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DTAGOS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603 1k, 1%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603 520R,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523HRCT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6, C7, C10, C11, C15</text:p>
          </table:table-cell>
          <table:table-cell office:value-type="string" calcext:value-type="string">
            <text:p>0603 22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6-1193-1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8, C9, C13, C14, C16</text:p>
          </table:table-cell>
          <table:table-cell office:value-type="string" calcext:value-type="string">
            <text:p>0603 1u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tsink</text:p>
          </table:table-cell>
          <table:table-cell office:value-type="string" calcext:value-type="string">
            <text:p>For 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76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VP700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96-22891-ND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1:47:40.265023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3:53:23.343668296</meta:creation-date>
    <dc:date>2017-09-27T10:47:15.857463155</dc:date>
    <meta:editing-duration>PT13H41M41S</meta:editing-duration>
    <meta:editing-cycles>28</meta:editing-cycles>
    <meta:generator>LibreOffice/4.3.3.2$Linux_X86_64 LibreOffice_project/430m0$Build-2</meta:generator>
    <meta:document-statistic meta:table-count="1" meta:cell-count="124" meta:object-count="0"/>
  </office:meta>
</office:document-meta>
</file>